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4.6355cm"/>
    </style:style>
    <style:style style:name="co3" style:family="table-column">
      <style:table-column-properties fo:break-before="auto" style:column-width="3.8735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ll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office:value-type="string" table:style-name="ce1">
            <text:p>Spell_name</text:p>
          </table:table-cell>
          <table:table-cell office:value-type="string" table:style-name="ce2">
            <text:p>Lore_Description</text:p>
          </table:table-cell>
          <table:table-cell office:value-type="string" table:style-name="ce2">
            <text:p>Fight_Descri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mbe solaire</text:p>
          </table:table-cell>
          <table:table-cell table:number-columns-repeated="2" table:style-name="ce2"/>
          <table:table-cell table:number-columns-repeated="16381"/>
        </table:table-row>
        <table:table-row table:style-name="ro2">
          <table:table-cell office:value-type="string" table:style-name="ce1">
            <text:p>Boule de feu</text:p>
          </table:table-cell>
          <table:table-cell office:value-type="string" table:style-name="ce2">
            <text:p>Depuis la modernisation des modules Pyro, <text:s/>créer une boule de chaleur condensée en un projectile ne pose pas de problème critique au niveau des circuits internes.</text:p>
          </table:table-cell>
          <table:table-cell office:value-type="string" table:style-name="ce2">
            <text:p>Inflige des dégats Pyro sur une cible.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Minuit</text:p>
          </table:table-cell>
          <table:table-cell table:style-name="ce2"/>
          <table:table-cell office:value-type="string" table:style-name="ce2">
            <text:p>Active immédiatement les effets de début et de fin de tour.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Renforcement</text:p>
          </table:table-cell>
          <table:table-cell table:style-name="ce2"/>
          <table:table-cell office:value-type="string" table:style-name="ce2">
            <text:p>Le lanceur gagne de l'armure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alpel</text:p>
          </table:table-cell>
          <table:table-cell table:style-name="ce2"/>
          <table:table-cell office:value-type="string" table:style-name="ce2">
            <text:p>Attaque et inflige de lourds dégats à la cible. Si celle-ci a récupéré de la vie lors du tour précédent, alors la technique est annulée.</text:p>
          </table:table-cell>
          <table:table-cell table:number-columns-repeated="16381"/>
        </table:table-row>
        <table:table-row table:style-name="ro5">
          <table:table-cell office:value-type="string" table:style-name="ce1">
            <text:p>Ultimatum</text:p>
          </table:table-cell>
          <table:table-cell table:style-name="ce2"/>
          <table:table-cell office:value-type="string" table:style-name="ce2">
            <text:p>A la fin de ce tour, inflige de lourds dégats à un adversaire (ignore son armure).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Job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Unit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Weapon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Antoine Van Aelst</meta:initial-creator>
    <dc:creator>Antoine Van Aelst</dc:creator>
    <meta:creation-date>2024-03-16T23:46:58Z</meta:creation-date>
    <dc:date>2024-03-17T00:00:30Z</dc:date>
  </office:meta>
</office:document-meta>
</file>